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style:font-weight-asian="bold" style:font-weight-complex="bold"/>
    </style:style>
    <style:style style:name="P2" style:family="paragraph" style:parent-style-name="Text_20_body">
      <style:text-properties fo:font-size="36pt"/>
    </style:style>
    <style:style style:name="P3" style:family="paragraph" style:parent-style-name="Text_20_body">
      <style:text-properties fo:font-weight="bold"/>
    </style:style>
    <style:style style:name="P4" style:family="paragraph" style:parent-style-name="Text_20_body">
      <style:text-properties fo:font-size="13pt" fo:font-weight="bold" officeooo:rsid="001e2c5a" officeooo:paragraph-rsid="001e2c5a" style:font-size-asian="13pt" style:font-size-complex="13pt"/>
    </style:style>
    <style:style style:name="P5" style:family="paragraph" style:parent-style-name="Text_20_body">
      <style:text-properties fo:font-size="13pt" fo:font-weight="bold" style:font-size-asian="13pt" style:font-weight-asian="bold" style:font-size-complex="13pt"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weight="normal" style:font-weight-asian="normal" style:font-weight-complex="normal"/>
    </style:style>
    <style:style style:name="T6" style:family="text">
      <style:text-properties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P n°1</text:p>
      <text:p text:style-name="P5"/>
      <text:p text:style-name="P2"><text:span text:style-name="T4">Quel est le système installé?</text:span><text:span text:style-name="T3"> </text:span></text:p>
      <text:list xml:id="list479128363" text:style-name="L1">
        <text:list-item>
          <text:p text:style-name="P12">Quelle est la distribution installée? </text:p>
        </text:list-item>
        <text:list-item>
          <text:p text:style-name="P12">Quels sont les utilisateurs en cours du système? </text:p>
        </text:list-item>
        <text:list-item>
          <text:p text:style-name="P12">Ouvrir un nouveau terminal en utilisant un autre compte. </text:p>
        </text:list-item>
        <text:list-item>
          <text:p text:style-name="P6">Fermer ce terminal. </text:p>
        </text:list-item>
      </text:list>
      <text:p text:style-name="P4">La commande MAN</text:p>
      <text:list xml:id="list1454453902" text:style-name="L2">
        <text:list-item>
          <text:p text:style-name="P7">Tester la commande <text:span text:style-name="T1">man</text:span> pour obtenir de l'aide sur <text:span text:style-name="T1">man</text:span>.<text:line-break/>Quelles sont les commandes susceptibles d'être documentées dans man? </text:p>
        </text:list-item>
      </text:list>
      <text:p text:style-name="P3">Contenu de répertoires et de fichiers ascii (texte)</text:p>
      <text:list xml:id="list4075217706" text:style-name="L3">
        <text:list-item>
          <text:p text:style-name="P13">Lister le contenu du répertoire /etc. </text:p>
        </text:list-item>
        <text:list-item>
          <text:p text:style-name="P13">Lister de manière détaillée le contenu du répertoire /etc.<text:line-break/>Les fichiers nommés "passwd", "shadow", "group" et "gpasswd" sont-ils présents dans /etc? </text:p>
        </text:list-item>
        <text:list-item>
          <text:p text:style-name="P13">Lister le contenu du répertoire <text:span text:style-name="T1">/dev. </text:span></text:p>
        </text:list-item>
        <text:list-item>
          <text:p text:style-name="P13">Lister le contenu du fichier <text:span text:style-name="T1">/etc/passwd</text:span>. </text:p>
        </text:list-item>
        <text:list-item>
          <text:p text:style-name="P13">Lister le contenu du fichier <text:span text:style-name="T1">/etc/shadow.</text:span> </text:p>
        </text:list-item>
        <text:list-item>
          <text:p text:style-name="P13">Afficher par ordre alphabétique les utilisateurs définis dans le fichier /<text:span text:style-name="T1">etc/passwd</text:span>. </text:p>
        </text:list-item>
        <text:list-item>
          <text:p text:style-name="P13">Rechercher tous les fichiers du répertoire /etc contenant la chaine de caractères "root". </text:p>
        </text:list-item>
        <text:list-item>
          <text:p text:style-name="P13">Rechercher la localisation du fichier "stdio.h" dans le système de fichier de votre installation. </text:p>
        </text:list-item>
        <text:list-item>
          <text:p text:style-name="P13">A l'aide de la commande "od", illustrer la différence majeure entre les types de fichier ascii (texte) DOS, UNIX et Macintosh. Utiliser le fichier ascii Dos <text:a xlink:type="simple" xlink:href="../Admin%20syst/Linux_UFC/20-Exercices/monfichier.dos" text:style-name="Internet_20_link" text:visited-style-name="Visited_20_Internet_20_Link">montexte.dos</text:a> fourni en lien et créer les fichiers ascii Unix "montexte.unix" et ascii Macintosh "montexte.mac" avec le même contenu au moyen d'un éditeur texte (Kate par exemple) puis comparer (version Macintosh si l'éditeur le permet). Quelle est la différence? </text:p>
        </text:list-item>
        <text:list-item>
          <text:p text:style-name="P13">Utiliser les commandes de comparaison de fichiers de Linux pour tester le contenu d'un même fichier texte en version Unix et Dos. </text:p>
        </text:list-item>
        <text:list-item>
          <text:p text:style-name="P8">Combien de lignes, de mots et de caractères comportent les fichiers "montexte.unix", "montexte.dos" et "montexte.mac" ? </text:p>
        </text:list-item>
      </text:list>
      <text:p text:style-name="P3">Commandes</text:p>
      <text:p text:style-name="Text_20_body">Déterminer les commandes permettant de réaliser les actions suivantes:</text:p>
      <text:list xml:id="list2154895554" text:style-name="L4">
        <text:list-item>
          <text:p text:style-name="P14">Déterminer le répertoire par défaut dans la hiérarchie des répertoires? </text:p>
        </text:list-item>
        <text:list-item>
          <text:p text:style-name="P14">Y a t-il des fichiers, des répertoires dans ce répertoire? </text:p>
        </text:list-item>
        <text:list-item>
          <text:p text:style-name="P14">Entrer du texte dans un fichier nommé "Mon_fichier". </text:p>
        </text:list-item>
        <text:list-item>
          <text:p text:style-name="P14">Lister le contenu de "Mon_fichier". </text:p>
        </text:list-item>
        <text:list-item>
          <text:p text:style-name="P14">Lister le répertoire courant. </text:p>
        </text:list-item>
        <text:list-item>
          <text:p text:style-name="P14">Lister les répertoires /bin et /dev. </text:p>
        </text:list-item>
        <text:list-item>
          <text:p text:style-name="P14">Créer sous votre répertoire deux sous-répertoires : "Source" et "Data". </text:p>
        </text:list-item>
        <text:list-item>
          <text:p text:style-name="P14">Se positionner sous "Source". </text:p>
        </text:list-item>
        <text:list-item>
          <text:p text:style-name="P14"><text:soft-page-break/>Listez le répertoire courant. </text:p>
        </text:list-item>
        <text:list-item>
          <text:p text:style-name="P14">Revenir sous le répertoire de départ et détruire "Source". </text:p>
        </text:list-item>
        <text:list-item>
          <text:p text:style-name="P14">Créer un deuxième fichier nommé "Mon_fichier_2". </text:p>
        </text:list-item>
        <text:list-item>
          <text:p text:style-name="P14">Copier chaque fichier en nom_de_fichier.old. </text:p>
        </text:list-item>
        <text:list-item>
          <text:p text:style-name="P14">Créer un répertoire "Old". </text:p>
        </text:list-item>
        <text:list-item>
          <text:p text:style-name="P14">Déplacer les fichiers avec l'extension old vers le répertoire "Old". </text:p>
        </text:list-item>
        <text:list-item>
          <text:p text:style-name="P14">Copiez les fichiers sans extension dans le repertoire "Data". </text:p>
        </text:list-item>
        <text:list-item>
          <text:p text:style-name="P14">Sous votre répertoire de départ, créez un lien matériel "Mon_lien" équivalent à "Mon_fichier_2". </text:p>
        </text:list-item>
        <text:list-item>
          <text:p text:style-name="P14">Lister les deux fichiers "Mon_lien" et "Mon_fichier_2" en affichant leur numéro d'inode.<text:line-break/>Que remarquez vous? </text:p>
        </text:list-item>
        <text:list-item>
          <text:p text:style-name="P14">Supprimer "Mon_lien".<text:line-break/>"Mon_fichier_2" a-t-il disparu? </text:p>
        </text:list-item>
        <text:list-item>
          <text:p text:style-name="P14">Sous votre répertoire de départ, créez un lien symbolique "Mon_nouveau_lien" sur "Mon_fichier_2". </text:p>
        </text:list-item>
        <text:list-item>
          <text:p text:style-name="P14">Lister les deux fichiers "Mon_nouveau_lien" et "Mon_fichier_2".<text:line-break/>Que remarquez vous? </text:p>
        </text:list-item>
        <text:list-item>
          <text:p text:style-name="P14">Supprimer "Mon_fichier_2".<text:line-break/>"Mon_nouveau_lien" a-t-il disparu? </text:p>
        </text:list-item>
        <text:list-item>
          <text:p text:style-name="P14">Quelle est la taille totale des fichiers contenus dans votre répertoire? </text:p>
        </text:list-item>
        <text:list-item>
          <text:p text:style-name="P9">Effacer tous les fichiers crées. </text:p>
        </text:list-item>
      </text:list>
      <text:p text:style-name="P3">Mise en place d'un espace de travail pour 4 utilisateurs</text:p>
      <text:p text:style-name="Text_20_body">Définir le lot de commandes à exécuter pour créer 4 utilisateurs en suivant les règles suivantes:</text:p>
      <text:list xml:id="list2024952504" text:style-name="L5">
        <text:list-item>
          <text:p text:style-name="P15">Création de 2 groupes. </text:p>
        </text:list-item>
        <text:list-item>
          <text:p text:style-name="P15">Les premier et deuxième utilisateurs sont membres du premier groupe. </text:p>
        </text:list-item>
        <text:list-item>
          <text:p text:style-name="P15">Les troisième et quatrième utilisateurs sont membres du second groupe. </text:p>
        </text:list-item>
        <text:list-item>
          <text:p text:style-name="P15">Le deuxième utilisateur est aussi membre du second groupe. </text:p>
        </text:list-item>
        <text:list-item>
          <text:p text:style-name="P15">Le quatrième utilisateur est aussi membre du premier groupe. </text:p>
        </text:list-item>
        <text:list-item>
          <text:p text:style-name="P10">Outre leur répertoire de travail, les utilisateurs ont accès à un répertoire commun /home/groupe1 et/ou /home/groupe2 suivant leur groupe. Dans ce répertoire, ils peuvent écrire, créer des fichiers mais ne peuvent pas effacer les fichiers. </text:p>
        </text:list-item>
      </text:list>
      <text:list xml:id="list873283517" text:style-name="L6">
        <text:list-item>
          <text:p text:style-name="P16">Détaillez les étapes de création des groupes, des utilisateurs et des répertoires en indiquant quels fichiers vous utilisez et quelles commandes vous utilisez sur ces fichiers. </text:p>
        </text:list-item>
        <text:list-item>
          <text:p text:style-name="P16">Modifiez les profils des utilisateurs pour qu'au login, le répertoire d'accueil sur lequel il souhaite travailler lui soit demandé (s'il entre U, il sera sous son répertoire, s'il entre G, il sera sous le répertoire de son groupe). </text:p>
        </text:list-item>
        <text:list-item>
          <text:p text:style-name="P11">Parmi ces 3 valeurs: 066, 067, 077, quel <text:span text:style-name="T1">umask</text:span> positionneriez vous? Expliquez pour chaque valeur quelles sont les conséquences de ce choix.</text:p>
          <text:p text:style-name="P1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7:40:05.713482549</meta:creation-date>
    <dc:date>2022-05-13T22:55:10.329191810</dc:date>
    <meta:editing-duration>PT29M36S</meta:editing-duration>
    <meta:editing-cycles>4</meta:editing-cycles>
    <meta:generator>LibreOffice/6.4.7.2$Linux_X86_64 LibreOffice_project/40$Build-2</meta:generator>
    <meta:document-statistic meta:table-count="0" meta:image-count="0" meta:object-count="0" meta:page-count="2" meta:paragraph-count="56" meta:word-count="675" meta:character-count="4338" meta:non-whitespace-character-count="3718"/>
  </office:meta>
</office:document-meta>
</file>